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68.14pt"/>
    </style:style>
    <style:style style:name="co3" style:family="table-column">
      <style:table-column-properties fo:break-before="auto" style:column-width="15.65pt"/>
    </style:style>
    <style:style style:name="co4" style:family="table-column">
      <style:table-column-properties fo:break-before="auto" style:column-width="21.86pt"/>
    </style:style>
    <style:style style:name="co5" style:family="table-column">
      <style:table-column-properties fo:break-before="auto" style:column-width="95.16pt"/>
    </style:style>
    <style:style style:name="co6" style:family="table-column">
      <style:table-column-properties fo:break-before="auto" style:column-width="14.0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/>
    </style:style>
    <style:style style:name="ce2" style:family="table-cell" style:parent-style-name="Default">
      <style:table-cell-properties fo:background-color="#ff00cc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ffff66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33ff99"/>
    </style:style>
  </office:automatic-styles>
  <office:body>
    <office:spreadsheet>
      <table:calculation-settings table:automatic-find-labels="false"/>
      <table:table table:name="personality_cluster_result_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Dianne</text:p>
          </table:table-cell>
          <table:table-cell office:value-type="string" calcext:value-type="string">
            <text:p>Feinstein</text:p>
          </table:table-cell>
          <table:table-cell table:style-name="ce1" office:value-type="string" calcext:value-type="string">
            <text:p>D</text:p>
          </table:table-cell>
          <table:table-cell table:style-name="ce4" office:value-type="string" calcext:value-type="string">
            <text:p>CA</text:p>
          </table:table-cell>
          <table:table-cell office:value-type="string" calcext:value-type="string">
            <text:p>@SenFeinstei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(2^(50-[.J1]))/3^50" office:value-type="float" office:value="0.00000000156832854548396" calcext:value-type="float">
            <text:p>1.56832854548396E-09</text:p>
          </table:table-cell>
          <table:table-cell table:formula="of:=COMBIN(50;[.J1])" office:value-type="float" office:value="1" calcext:value-type="float">
            <text:p>1</text:p>
          </table:table-cell>
          <table:table-cell table:formula="of:=[.K1]*[.L1]" office:value-type="float" office:value="0.00000000156832854548396" calcext:value-type="float">
            <text:p>1.56832854548396E-09</text:p>
          </table:table-cell>
          <table:table-cell/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Boxer</text:p>
          </table:table-cell>
          <table:table-cell table:style-name="ce1" office:value-type="string" calcext:value-type="string">
            <text:p>D</text:p>
          </table:table-cell>
          <table:table-cell table:style-name="ce4" office:value-type="string" calcext:value-type="string">
            <text:p>CA</text:p>
          </table:table-cell>
          <table:table-cell office:value-type="string" calcext:value-type="string">
            <text:p>@SenatorBoxer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1]+1" office:value-type="float" office:value="1" calcext:value-type="float">
            <text:p>1</text:p>
          </table:table-cell>
          <table:table-cell table:formula="of:=(2^(50-[.J2]))/3^50" office:value-type="float" office:value="0.000000000784164272741979" calcext:value-type="float">
            <text:p>7.84164272741979E-10</text:p>
          </table:table-cell>
          <table:table-cell table:formula="of:=COMBIN(50;[.J2])" office:value-type="float" office:value="50" calcext:value-type="float">
            <text:p>50</text:p>
          </table:table-cell>
          <table:table-cell table:formula="of:=[.K2]*[.L2]" office:value-type="float" office:value="0.000000039208213637099" calcext:value-type="float">
            <text:p>3.9208213637099E-08</text:p>
          </table:table-cell>
          <table:table-cell/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Murphy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@ChrisMurphyC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2]+1" office:value-type="float" office:value="2" calcext:value-type="float">
            <text:p>2</text:p>
          </table:table-cell>
          <table:table-cell table:formula="of:=(2^(50-[.J3]))/3^50" office:value-type="float" office:value="0.00000000039208213637099" calcext:value-type="float">
            <text:p>3.9208213637099E-10</text:p>
          </table:table-cell>
          <table:table-cell table:formula="of:=COMBIN(50;[.J3])" office:value-type="float" office:value="1225" calcext:value-type="float">
            <text:p>1225</text:p>
          </table:table-cell>
          <table:table-cell table:formula="of:=[.K3]*[.L3]" office:value-type="float" office:value="0.000000480300617054462" calcext:value-type="float">
            <text:p>4.80300617054462E-07</text:p>
          </table:table-cell>
          <table:table-cell/>
        </table:table-row>
        <table:table-row table:style-name="ro1">
          <table:table-cell office:value-type="string" calcext:value-type="string">
            <text:p>Bill</text:p>
          </table:table-cell>
          <table:table-cell office:value-type="string" calcext:value-type="string">
            <text:p>Nelson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@SenBillNels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5pairs</text:p>
          </table:table-cell>
          <table:table-cell table:formula="of:=[.J3]+1" office:value-type="float" office:value="3" calcext:value-type="float">
            <text:p>3</text:p>
          </table:table-cell>
          <table:table-cell table:formula="of:=(2^(50-[.J4]))/3^50" office:value-type="float" office:value="0.000000000196041068185495" calcext:value-type="float">
            <text:p>1.96041068185495E-10</text:p>
          </table:table-cell>
          <table:table-cell table:formula="of:=COMBIN(50;[.J4])" office:value-type="float" office:value="19600" calcext:value-type="float">
            <text:p>19600</text:p>
          </table:table-cell>
          <table:table-cell table:formula="of:=[.K4]*[.L4]" office:value-type="float" office:value="0.0000038424049364357" calcext:value-type="float">
            <text:p>3.8424049364357E-06</text:p>
          </table:table-cell>
          <table:table-cell/>
        </table:table-row>
        <table:table-row table:style-name="ro1">
          <table:table-cell office:value-type="string" calcext:value-type="string">
            <text:p>Brian</text:p>
          </table:table-cell>
          <table:table-cell office:value-type="string" calcext:value-type="string">
            <text:p>Schatz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@brianschatz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4]+1" office:value-type="float" office:value="4" calcext:value-type="float">
            <text:p>4</text:p>
          </table:table-cell>
          <table:table-cell table:formula="of:=(2^(50-[.J5]))/3^50" office:value-type="float" office:value="0.0000000000980205340927474" calcext:value-type="float">
            <text:p>9.80205340927474E-11</text:p>
          </table:table-cell>
          <table:table-cell table:formula="of:=COMBIN(50;[.J5])" office:value-type="float" office:value="230300" calcext:value-type="float">
            <text:p>230300</text:p>
          </table:table-cell>
          <table:table-cell table:formula="of:=[.K5]*[.L5]" office:value-type="float" office:value="0.0000225741290015597" calcext:value-type="float">
            <text:p>2.25741290015597E-05</text:p>
          </table:table-cell>
          <table:table-cell/>
        </table:table-row>
        <table:table-row table:style-name="ro1">
          <table:table-cell office:value-type="string" calcext:value-type="string">
            <text:p>Dick</text:p>
          </table:table-cell>
          <table:table-cell office:value-type="string" calcext:value-type="string">
            <text:p>Durbin</text:p>
          </table:table-cell>
          <table:table-cell table:style-name="ce1" office:value-type="string" calcext:value-type="string">
            <text:p>D</text:p>
          </table:table-cell>
          <table:table-cell table:style-name="ce4" office:value-type="string" calcext:value-type="string">
            <text:p>IL</text:p>
          </table:table-cell>
          <table:table-cell office:value-type="string" calcext:value-type="string">
            <text:p>@SenatorDurbi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5]+1" office:value-type="float" office:value="5" calcext:value-type="float">
            <text:p>5</text:p>
          </table:table-cell>
          <table:table-cell table:formula="of:=(2^(50-[.J6]))/3^50" office:value-type="float" office:value="0.0000000000490102670463737" calcext:value-type="float">
            <text:p>4.90102670463737E-11</text:p>
          </table:table-cell>
          <table:table-cell table:formula="of:=COMBIN(50;[.J6])" office:value-type="float" office:value="2118760" calcext:value-type="float">
            <text:p>2118760</text:p>
          </table:table-cell>
          <table:table-cell table:formula="of:=[.K6]*[.L6]" office:value-type="float" office:value="0.000103840993407175" calcext:value-type="float">
            <text:p>0.000103841</text:p>
          </table:table-cell>
          <table:table-cell/>
        </table:table-row>
        <table:table-row table:style-name="ro1">
          <table:table-cell office:value-type="string" calcext:value-type="string">
            <text:p>Barack</text:p>
          </table:table-cell>
          <table:table-cell office:value-type="string" calcext:value-type="string">
            <text:p>Obama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IL</text:p>
          </table:table-cell>
          <table:table-cell table:style-name="ce5" office:value-type="string" calcext:value-type="string">
            <text:p>@BarackObam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6]+1" office:value-type="float" office:value="6" calcext:value-type="float">
            <text:p>6</text:p>
          </table:table-cell>
          <table:table-cell table:formula="of:=(2^(50-[.J7]))/3^50" office:value-type="float" office:value="0.0000000000245051335231869" calcext:value-type="float">
            <text:p>2.45051335231869E-11</text:p>
          </table:table-cell>
          <table:table-cell table:formula="of:=COMBIN(50;[.J7])" office:value-type="float" office:value="15890700" calcext:value-type="float">
            <text:p>15890700</text:p>
          </table:table-cell>
          <table:table-cell table:formula="of:=[.K7]*[.L7]" office:value-type="float" office:value="0.000389403725276905" calcext:value-type="float">
            <text:p>0.0003894037</text:p>
          </table:table-cell>
          <table:table-cell/>
        </table:table-row>
        <table:table-row table:style-name="ro1">
          <table:table-cell office:value-type="string" calcext:value-type="string">
            <text:p>Joe</text:p>
          </table:table-cell>
          <table:table-cell office:value-type="string" calcext:value-type="string">
            <text:p>Donnelly</text:p>
          </table:table-cell>
          <table:table-cell table:style-name="ce1" office:value-type="string" calcext:value-type="string">
            <text:p>D</text:p>
          </table:table-cell>
          <table:table-cell table:style-name="ce4" office:value-type="string" calcext:value-type="string">
            <text:p>IN</text:p>
          </table:table-cell>
          <table:table-cell office:value-type="string" calcext:value-type="string">
            <text:p>@SenDonnelly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7]+1" office:value-type="float" office:value="7" calcext:value-type="float">
            <text:p>7</text:p>
          </table:table-cell>
          <table:table-cell table:formula="of:=(2^(50-[.J8]))/3^50" office:value-type="float" office:value="0.0000000000122525667615934" calcext:value-type="float">
            <text:p>1.22525667615934E-11</text:p>
          </table:table-cell>
          <table:table-cell table:formula="of:=COMBIN(50;[.J8])" office:value-type="float" office:value="99884400" calcext:value-type="float">
            <text:p>99884400</text:p>
          </table:table-cell>
          <table:table-cell table:formula="of:=[.K8]*[.L8]" office:value-type="float" office:value="0.0012238402794417" calcext:value-type="float">
            <text:p>0.0012238403</text:p>
          </table:table-cell>
          <table:table-cell/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Warren</text:p>
          </table:table-cell>
          <table:table-cell table:style-name="ce1" office:value-type="string" calcext:value-type="string">
            <text:p>D</text:p>
          </table:table-cell>
          <table:table-cell table:style-name="ce4" office:value-type="string" calcext:value-type="string">
            <text:p>MA</text:p>
          </table:table-cell>
          <table:table-cell office:value-type="string" calcext:value-type="string">
            <text:p>@SenWarre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8]+1" office:value-type="float" office:value="8" calcext:value-type="float">
            <text:p>8</text:p>
          </table:table-cell>
          <table:table-cell table:formula="of:=(2^(50-[.J9]))/3^50" office:value-type="float" office:value="0.00000000000612628338079671" calcext:value-type="float">
            <text:p>6.12628338079671E-12</text:p>
          </table:table-cell>
          <table:table-cell table:formula="of:=COMBIN(50;[.J9])" office:value-type="float" office:value="536878650" calcext:value-type="float">
            <text:p>536878650</text:p>
          </table:table-cell>
          <table:table-cell table:formula="of:=[.K9]*[.L9]" office:value-type="float" office:value="0.00328907075099958" calcext:value-type="float">
            <text:p>0.0032890708</text:p>
          </table:table-cell>
          <table:table-cell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Markey</text:p>
          </table:table-cell>
          <table:table-cell table:style-name="ce1" office:value-type="string" calcext:value-type="string">
            <text:p>D</text:p>
          </table:table-cell>
          <table:table-cell table:style-name="ce4" office:value-type="string" calcext:value-type="string">
            <text:p>MA</text:p>
          </table:table-cell>
          <table:table-cell office:value-type="string" calcext:value-type="string">
            <text:p>@SenMarkey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9]+1" office:value-type="float" office:value="9" calcext:value-type="float">
            <text:p>9</text:p>
          </table:table-cell>
          <table:table-cell table:formula="of:=(2^(50-[.J10]))/3^50" office:value-type="float" office:value="0.00000000000306314169039836" calcext:value-type="float">
            <text:p>3.06314169039836E-12</text:p>
          </table:table-cell>
          <table:table-cell table:formula="of:=COMBIN(50;[.J10])" office:value-type="float" office:value="2505433700" calcext:value-type="float">
            <text:p>2505433700</text:p>
          </table:table-cell>
          <table:table-cell table:formula="of:=[.K10]*[.L10]" office:value-type="float" office:value="0.00767449841899901" calcext:value-type="float">
            <text:p>0.0076744984</text:p>
          </table:table-cell>
          <table:table-cell/>
        </table:table-row>
        <table:table-row table:style-name="ro1">
          <table:table-cell office:value-type="string" calcext:value-type="string">
            <text:p>Debbie</text:p>
          </table:table-cell>
          <table:table-cell office:value-type="string" calcext:value-type="string">
            <text:p>Stabenow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@stabenow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10]+1" office:value-type="float" office:value="10" calcext:value-type="float">
            <text:p>10</text:p>
          </table:table-cell>
          <table:table-cell table:formula="of:=(2^(50-[.J11]))/3^50" office:value-type="float" office:value="0.00000000000153157084519918" calcext:value-type="float">
            <text:p>1.53157084519918E-12</text:p>
          </table:table-cell>
          <table:table-cell table:formula="of:=COMBIN(50;[.J11])" office:value-type="float" office:value="10272278170" calcext:value-type="float">
            <text:p>10272278170</text:p>
          </table:table-cell>
          <table:table-cell table:formula="of:=[.K11]*[.L11]" office:value-type="float" office:value="0.015732721758948" calcext:value-type="float">
            <text:p>0.0157327218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Franken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@alfranke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11]+1" office:value-type="float" office:value="11" calcext:value-type="float">
            <text:p>11</text:p>
          </table:table-cell>
          <table:table-cell table:formula="of:=(2^(50-[.J12]))/3^50" office:value-type="float" office:value="0.000000000000765785422599589" calcext:value-type="float">
            <text:p>7.65785422599589E-13</text:p>
          </table:table-cell>
          <table:table-cell table:formula="of:=COMBIN(50;[.J12])" office:value-type="float" office:value="37353738800" calcext:value-type="float">
            <text:p>37353738800</text:p>
          </table:table-cell>
          <table:table-cell table:formula="of:=[.K12]*[.L12]" office:value-type="float" office:value="0.0286049486526327" calcext:value-type="float">
            <text:p>0.0286049487</text:p>
          </table:table-cell>
          <table:table-cell/>
        </table:table-row>
        <table:table-row table:style-name="ro1">
          <table:table-cell office:value-type="string" calcext:value-type="string">
            <text:p>Claire</text:p>
          </table:table-cell>
          <table:table-cell office:value-type="string" calcext:value-type="string">
            <text:p>McCaskill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@clairecmc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Probability of states by chance</text:p>
          </table:table-cell>
          <table:table-cell table:style-name="ce4"/>
          <table:table-cell table:formula="of:=[.J12]+1" office:value-type="float" office:value="12" calcext:value-type="float">
            <text:p>12</text:p>
          </table:table-cell>
          <table:table-cell table:formula="of:=(2^(50-[.J13]))/3^50" office:value-type="float" office:value="0.000000000000382892711299795" calcext:value-type="float">
            <text:p>3.82892711299795E-13</text:p>
          </table:table-cell>
          <table:table-cell table:formula="of:=COMBIN(50;[.J13])" office:value-type="float" office:value="121399651100" calcext:value-type="float">
            <text:p>121399651100</text:p>
          </table:table-cell>
          <table:table-cell table:formula="of:=[.K13]*[.L13]" office:value-type="float" office:value="0.0464830415605281" calcext:value-type="float">
            <text:p>0.0464830416</text:p>
          </table:table-cell>
          <table:table-cell/>
        </table:table-row>
        <table:table-row table:style-name="ro1">
          <table:table-cell office:value-type="string" calcext:value-type="string">
            <text:p>Jon</text:p>
          </table:table-cell>
          <table:table-cell office:value-type="string" calcext:value-type="string">
            <text:p>Tester</text:p>
          </table:table-cell>
          <table:table-cell table:style-name="ce1" office:value-type="string" calcext:value-type="string">
            <text:p>D</text:p>
          </table:table-cell>
          <table:table-cell table:style-name="ce4" office:value-type="string" calcext:value-type="string">
            <text:p>MT</text:p>
          </table:table-cell>
          <table:table-cell office:value-type="string" calcext:value-type="string">
            <text:p>@SenatorTester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float" office:value="0.011" calcext:value-type="float">
            <text:p>0.011</text:p>
          </table:table-cell>
          <table:table-cell table:style-name="ce4"/>
          <table:table-cell table:formula="of:=[.J13]+1" office:value-type="float" office:value="13" calcext:value-type="float">
            <text:p>13</text:p>
          </table:table-cell>
          <table:table-cell table:formula="of:=(2^(50-[.J14]))/3^50" office:value-type="float" office:value="0.000000000000191446355649897" calcext:value-type="float">
            <text:p>1.91446355649897E-13</text:p>
          </table:table-cell>
          <table:table-cell table:formula="of:=COMBIN(50;[.J14])" office:value-type="float" office:value="354860518600" calcext:value-type="float">
            <text:p>354860518600</text:p>
          </table:table-cell>
          <table:table-cell table:formula="of:=[.K14]*[.L14]" office:value-type="float" office:value="0.0679367530500026" calcext:value-type="float">
            <text:p>0.0679367531</text:p>
          </table:table-cell>
          <table:table-cell/>
        </table:table-row>
        <table:table-row table:style-name="ro1">
          <table:table-cell office:value-type="string" calcext:value-type="string">
            <text:p>Chuck</text:p>
          </table:table-cell>
          <table:table-cell office:value-type="string" calcext:value-type="string">
            <text:p>Schumer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@SenSchumer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14]+1" office:value-type="float" office:value="14" calcext:value-type="float">
            <text:p>14</text:p>
          </table:table-cell>
          <table:table-cell table:formula="of:=(2^(50-[.J15]))/3^50" office:value-type="float" office:value="0.0000000000000957231778249487" calcext:value-type="float">
            <text:p>9.57231778249487E-14</text:p>
          </table:table-cell>
          <table:table-cell table:formula="of:=COMBIN(50;[.J15])" office:value-type="float" office:value="937845656300" calcext:value-type="float">
            <text:p>937845656300</text:p>
          </table:table-cell>
          <table:table-cell table:formula="of:=[.K15]*[.L15]" office:value-type="float" office:value="0.0897735665303605" calcext:value-type="float">
            <text:p>0.0897735665</text:p>
          </table:table-cell>
          <table:table-cell/>
        </table:table-row>
        <table:table-row table:style-name="ro1">
          <table:table-cell office:value-type="string" calcext:value-type="string">
            <text:p>Sherrod</text:p>
          </table:table-cell>
          <table:table-cell office:value-type="string" calcext:value-type="string">
            <text:p>Brown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@SenSherrodBrow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15]+1" office:value-type="float" office:value="15" calcext:value-type="float">
            <text:p>15</text:p>
          </table:table-cell>
          <table:table-cell table:formula="of:=(2^(50-[.J16]))/3^50" office:value-type="float" office:value="0.0000000000000478615889124743" calcext:value-type="float">
            <text:p>4.78615889124743E-14</text:p>
          </table:table-cell>
          <table:table-cell table:formula="of:=COMBIN(50;[.J16])" office:value-type="float" office:value="2250829575120" calcext:value-type="float">
            <text:p>2250829575120</text:p>
          </table:table-cell>
          <table:table-cell table:formula="of:=[.K16]*[.L16]" office:value-type="float" office:value="0.107728279836433" calcext:value-type="float">
            <text:p>0.1077282798</text:p>
          </table:table-cell>
          <table:table-cell/>
        </table:table-row>
        <table:table-row table:style-name="ro1">
          <table:table-cell office:value-type="string" calcext:value-type="string">
            <text:p>Ron</text:p>
          </table:table-cell>
          <table:table-cell office:value-type="string" calcext:value-type="string">
            <text:p>Wyden</text:p>
          </table:table-cell>
          <table:table-cell table:style-name="ce1" office:value-type="string" calcext:value-type="string">
            <text:p>D</text:p>
          </table:table-cell>
          <table:table-cell table:style-name="ce4" office:value-type="string" calcext:value-type="string">
            <text:p>OR</text:p>
          </table:table-cell>
          <table:table-cell office:value-type="string" calcext:value-type="string">
            <text:p>@RonWyde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16]+1" office:value-type="float" office:value="16" calcext:value-type="float">
            <text:p>16</text:p>
          </table:table-cell>
          <table:table-cell table:formula="of:=(2^(50-[.J17]))/3^50" office:value-type="float" office:value="0.0000000000000239307944562372" calcext:value-type="float">
            <text:p>2.39307944562372E-14</text:p>
          </table:table-cell>
          <table:table-cell table:formula="of:=COMBIN(50;[.J17])" office:value-type="float" office:value="4923689695575" calcext:value-type="float">
            <text:p>4923689695575</text:p>
          </table:table-cell>
          <table:table-cell table:formula="of:=[.K17]*[.L17]" office:value-type="float" office:value="0.117827806071098" calcext:value-type="float">
            <text:p>0.1178278061</text:p>
          </table:table-cell>
          <table:table-cell/>
        </table:table-row>
        <table:table-row table:style-name="ro1">
          <table:table-cell office:value-type="string" calcext:value-type="string">
            <text:p>Jeff</text:p>
          </table:table-cell>
          <table:table-cell office:value-type="string" calcext:value-type="string">
            <text:p>Merkley</text:p>
          </table:table-cell>
          <table:table-cell table:style-name="ce1" office:value-type="string" calcext:value-type="string">
            <text:p>D</text:p>
          </table:table-cell>
          <table:table-cell table:style-name="ce4" office:value-type="string" calcext:value-type="string">
            <text:p>OR</text:p>
          </table:table-cell>
          <table:table-cell office:value-type="string" calcext:value-type="string">
            <text:p>@SenJeffMerkley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17]+1" office:value-type="float" office:value="17" calcext:value-type="float">
            <text:p>17</text:p>
          </table:table-cell>
          <table:table-cell table:formula="of:=(2^(50-[.J18]))/3^50" office:value-type="float" office:value="0.0000000000000119653972281186" calcext:value-type="float">
            <text:p>1.19653972281186E-14</text:p>
          </table:table-cell>
          <table:table-cell table:formula="of:=COMBIN(50;[.J18])" office:value-type="float" office:value="9847379391150" calcext:value-type="float">
            <text:p>9847379391150</text:p>
          </table:table-cell>
          <table:table-cell table:formula="of:=[.K18]*[.L18]" office:value-type="float" office:value="0.117827806071098" calcext:value-type="float">
            <text:p>0.1178278061</text:p>
          </table:table-cell>
          <table:table-cell/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Casey</text:p>
          </table:table-cell>
          <table:table-cell table:style-name="ce1" office:value-type="string" calcext:value-type="string">
            <text:p>D</text:p>
          </table:table-cell>
          <table:table-cell table:style-name="ce4" office:value-type="string" calcext:value-type="string">
            <text:p>PA</text:p>
          </table:table-cell>
          <table:table-cell office:value-type="string" calcext:value-type="string">
            <text:p>@SenBobCasey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18]+1" office:value-type="float" office:value="18" calcext:value-type="float">
            <text:p>18</text:p>
          </table:table-cell>
          <table:table-cell table:formula="of:=(2^(50-[.J19]))/3^50" office:value-type="float" office:value="5.98269861405929E-015" calcext:value-type="float">
            <text:p>5.98269861405929E-15</text:p>
          </table:table-cell>
          <table:table-cell table:formula="of:=COMBIN(50;[.J19])" office:value-type="float" office:value="18053528883775" calcext:value-type="float">
            <text:p>18053528883775</text:p>
          </table:table-cell>
          <table:table-cell table:formula="of:=[.K19]*[.L19]" office:value-type="float" office:value="0.10800882223184" calcext:value-type="float">
            <text:p>0.1080088222</text:p>
          </table:table-cell>
          <table:table-cell/>
        </table:table-row>
        <table:table-row table:style-name="ro1">
          <table:table-cell office:value-type="string" calcext:value-type="string">
            <text:p>Patrick</text:p>
          </table:table-cell>
          <table:table-cell office:value-type="string" calcext:value-type="string">
            <text:p>Leahy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@SenatorLeahy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19]+1" office:value-type="float" office:value="19" calcext:value-type="float">
            <text:p>19</text:p>
          </table:table-cell>
          <table:table-cell table:formula="of:=(2^(50-[.J20]))/3^50" office:value-type="float" office:value="2.99134930702965E-015" calcext:value-type="float">
            <text:p>2.99134930702965E-15</text:p>
          </table:table-cell>
          <table:table-cell table:formula="of:=COMBIN(50;[.J20])" office:value-type="float" office:value="30405943383200" calcext:value-type="float">
            <text:p>30405943383200</text:p>
          </table:table-cell>
          <table:table-cell table:formula="of:=[.K20]*[.L20]" office:value-type="float" office:value="0.090954797668918" calcext:value-type="float">
            <text:p>0.0909547977</text:p>
          </table:table-cell>
          <table:table-cell/>
        </table:table-row>
        <table:table-row table:style-name="ro1">
          <table:table-cell office:value-type="string" calcext:value-type="string">
            <text:p>Patty</text:p>
          </table:table-cell>
          <table:table-cell office:value-type="string" calcext:value-type="string">
            <text:p>Murray</text:p>
          </table:table-cell>
          <table:table-cell table:style-name="ce1" office:value-type="string" calcext:value-type="string">
            <text:p>D</text:p>
          </table:table-cell>
          <table:table-cell table:style-name="ce4" office:value-type="string" calcext:value-type="string">
            <text:p>WA</text:p>
          </table:table-cell>
          <table:table-cell office:value-type="string" calcext:value-type="string">
            <text:p>@PattyMurray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20]+1" office:value-type="float" office:value="20" calcext:value-type="float">
            <text:p>20</text:p>
          </table:table-cell>
          <table:table-cell table:formula="of:=(2^(50-[.J21]))/3^50" office:value-type="float" office:value="1.49567465351482E-015" calcext:value-type="float">
            <text:p>1.49567465351482E-15</text:p>
          </table:table-cell>
          <table:table-cell table:formula="of:=COMBIN(50;[.J21])" office:value-type="float" office:value="47129212243960" calcext:value-type="float">
            <text:p>47129212243960</text:p>
          </table:table-cell>
          <table:table-cell table:formula="of:=[.K21]*[.L21]" office:value-type="float" office:value="0.0704899681934114" calcext:value-type="float">
            <text:p>0.0704899682</text:p>
          </table:table-cell>
          <table:table-cell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Cantwell</text:p>
          </table:table-cell>
          <table:table-cell table:style-name="ce1" office:value-type="string" calcext:value-type="string">
            <text:p>D</text:p>
          </table:table-cell>
          <table:table-cell table:style-name="ce4" office:value-type="string" calcext:value-type="string">
            <text:p>WA</text:p>
          </table:table-cell>
          <table:table-cell office:value-type="string" calcext:value-type="string">
            <text:p>@SenatorCantwell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21]+1" office:value-type="float" office:value="21" calcext:value-type="float">
            <text:p>21</text:p>
          </table:table-cell>
          <table:table-cell table:formula="of:=(2^(50-[.J22]))/3^50" office:value-type="float" office:value="7.47837326757411E-016" calcext:value-type="float">
            <text:p>7.47837326757411E-16</text:p>
          </table:table-cell>
          <table:table-cell table:formula="of:=COMBIN(50;[.J22])" office:value-type="float" office:value="67327446062800" calcext:value-type="float">
            <text:p>67327446062800</text:p>
          </table:table-cell>
          <table:table-cell table:formula="of:=[.K22]*[.L22]" office:value-type="float" office:value="0.0503499772810081" calcext:value-type="float">
            <text:p>0.0503499773</text:p>
          </table:table-cell>
          <table:table-cell/>
        </table:table-row>
        <table:table-row table:style-name="ro1">
          <table:table-cell office:value-type="string" calcext:value-type="string">
            <text:p>Lisa</text:p>
          </table:table-cell>
          <table:table-cell office:value-type="string" calcext:value-type="string">
            <text:p>Murkowski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AK</text:p>
          </table:table-cell>
          <table:table-cell office:value-type="string" calcext:value-type="string">
            <text:p>@lisamurkowski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22]+1" office:value-type="float" office:value="22" calcext:value-type="float">
            <text:p>22</text:p>
          </table:table-cell>
          <table:table-cell table:formula="of:=(2^(50-[.J23]))/3^50" office:value-type="float" office:value="3.73918663378706E-016" calcext:value-type="float">
            <text:p>3.73918663378706E-16</text:p>
          </table:table-cell>
          <table:table-cell table:formula="of:=COMBIN(50;[.J23])" office:value-type="float" office:value="88749815264600" calcext:value-type="float">
            <text:p>88749815264600</text:p>
          </table:table-cell>
          <table:table-cell table:formula="of:=[.K23]*[.L23]" office:value-type="float" office:value="0.0331852122988463" calcext:value-type="float">
            <text:p>0.0331852123</text:p>
          </table:table-cell>
          <table:table-cell/>
        </table:table-row>
        <table:table-row table:style-name="ro1">
          <table:table-cell office:value-type="string" calcext:value-type="string">
            <text:p>Dan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AK</text:p>
          </table:table-cell>
          <table:table-cell office:value-type="string" calcext:value-type="string">
            <text:p>@SenDanSulliva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23]+1" office:value-type="float" office:value="23" calcext:value-type="float">
            <text:p>23</text:p>
          </table:table-cell>
          <table:table-cell table:formula="of:=(2^(50-[.J24]))/3^50" office:value-type="float" office:value="1.86959331689353E-016" calcext:value-type="float">
            <text:p>1.86959331689353E-16</text:p>
          </table:table-cell>
          <table:table-cell table:formula="of:=COMBIN(50;[.J24])" office:value-type="float" office:value="108043253365600" calcext:value-type="float">
            <text:p>108043253365600</text:p>
          </table:table-cell>
          <table:table-cell table:formula="of:=[.K24]*[.L24]" office:value-type="float" office:value="0.020199694442776" calcext:value-type="float">
            <text:p>0.0201996944</text:p>
          </table:table-cell>
          <table:table-cell/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Shelb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@SenShelby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24]+1" office:value-type="float" office:value="24" calcext:value-type="float">
            <text:p>24</text:p>
          </table:table-cell>
          <table:table-cell table:formula="of:=(2^(50-[.J25]))/3^50" office:value-type="float" office:value="9.34796658446764E-017" calcext:value-type="float">
            <text:p>9.34796658446764E-17</text:p>
          </table:table-cell>
          <table:table-cell table:formula="of:=COMBIN(50;[.J25])" office:value-type="float" office:value="121548660036300" calcext:value-type="float">
            <text:p>121548660036300</text:p>
          </table:table-cell>
          <table:table-cell table:formula="of:=[.K25]*[.L25]" office:value-type="float" office:value="0.0113623281240615" calcext:value-type="float">
            <text:p>0.0113623281</text:p>
          </table:table-cell>
          <table:table-cell/>
        </table:table-row>
        <table:table-row table:style-name="ro1">
          <table:table-cell office:value-type="string" calcext:value-type="string">
            <text:p>Tom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@SenTomCotto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25]+1" office:value-type="float" office:value="25" calcext:value-type="float">
            <text:p>25</text:p>
          </table:table-cell>
          <table:table-cell table:formula="of:=(2^(50-[.J26]))/3^50" office:value-type="float" office:value="4.67398329223382E-017" calcext:value-type="float">
            <text:p>4.67398329223382E-17</text:p>
          </table:table-cell>
          <table:table-cell table:formula="of:=COMBIN(50;[.J26])" office:value-type="float" office:value="126410606437752" calcext:value-type="float">
            <text:p>126410606437752</text:p>
          </table:table-cell>
          <table:table-cell table:formula="of:=[.K26]*[.L26]" office:value-type="float" office:value="0.00590841062451198" calcext:value-type="float">
            <text:p>0.0059084106</text:p>
          </table:table-cell>
          <table:table-cell table:formula="of:=SUM([.M26:.M51])" office:value-type="float" office:value="0.010826684448816" calcext:value-type="float">
            <text:p>0.0108266844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McCain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AZ</text:p>
          </table:table-cell>
          <table:table-cell office:value-type="string" calcext:value-type="string">
            <text:p>@SenJohnMcCai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26]+1" office:value-type="float" office:value="26" calcext:value-type="float">
            <text:p>26</text:p>
          </table:table-cell>
          <table:table-cell table:formula="of:=(2^(50-[.J27]))/3^50" office:value-type="float" office:value="2.33699164611691E-017" calcext:value-type="float">
            <text:p>2.33699164611691E-17</text:p>
          </table:table-cell>
          <table:table-cell table:formula="of:=COMBIN(50;[.J27])" office:value-type="float" office:value="121548660036300" calcext:value-type="float">
            <text:p>121548660036300</text:p>
          </table:table-cell>
          <table:table-cell table:formula="of:=[.K27]*[.L27]" office:value-type="float" office:value="0.00284058203101537" calcext:value-type="float">
            <text:p>0.002840582</text:p>
          </table:table-cell>
          <table:table-cell/>
        </table:table-row>
        <table:table-row table:style-name="ro1">
          <table:table-cell office:value-type="string" calcext:value-type="string">
            <text:p>Jeff</text:p>
          </table:table-cell>
          <table:table-cell office:value-type="string" calcext:value-type="string">
            <text:p>Flake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AZ</text:p>
          </table:table-cell>
          <table:table-cell office:value-type="string" calcext:value-type="string">
            <text:p>@JeffFlak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27]+1" office:value-type="float" office:value="27" calcext:value-type="float">
            <text:p>27</text:p>
          </table:table-cell>
          <table:table-cell table:formula="of:=(2^(50-[.J28]))/3^50" office:value-type="float" office:value="1.16849582305846E-017" calcext:value-type="float">
            <text:p>1.16849582305846E-17</text:p>
          </table:table-cell>
          <table:table-cell table:formula="of:=COMBIN(50;[.J28])" office:value-type="float" office:value="108043253365600" calcext:value-type="float">
            <text:p>108043253365600</text:p>
          </table:table-cell>
          <table:table-cell table:formula="of:=[.K28]*[.L28]" office:value-type="float" office:value="0.0012624809026735" calcext:value-type="float">
            <text:p>0.0012624809</text:p>
          </table:table-cell>
          <table:table-cell/>
        </table:table-row>
        <table:table-row table:style-name="ro1">
          <table:table-cell office:value-type="string" calcext:value-type="string">
            <text:p>Cory</text:p>
          </table:table-cell>
          <table:table-cell office:value-type="string" calcext:value-type="string">
            <text:p>Gardn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@CoryGardner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28]+1" office:value-type="float" office:value="28" calcext:value-type="float">
            <text:p>28</text:p>
          </table:table-cell>
          <table:table-cell table:formula="of:=(2^(50-[.J29]))/3^50" office:value-type="float" office:value="5.84247911529228E-018" calcext:value-type="float">
            <text:p>5.84247911529228E-18</text:p>
          </table:table-cell>
          <table:table-cell table:formula="of:=COMBIN(50;[.J29])" office:value-type="float" office:value="88749815264600.1" calcext:value-type="float">
            <text:p>88749815264600.1</text:p>
          </table:table-cell>
          <table:table-cell table:formula="of:=[.K29]*[.L29]" office:value-type="float" office:value="0.000518518942169474" calcext:value-type="float">
            <text:p>0.0005185189</text:p>
          </table:table-cell>
          <table:table-cell/>
        </table:table-row>
        <table:table-row table:style-name="ro1">
          <table:table-cell office:value-type="string" calcext:value-type="string">
            <text:p>Mike</text:p>
          </table:table-cell>
          <table:table-cell office:value-type="string" calcext:value-type="string">
            <text:p>Crap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@MikeCrapo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29]+1" office:value-type="float" office:value="29" calcext:value-type="float">
            <text:p>29</text:p>
          </table:table-cell>
          <table:table-cell table:formula="of:=(2^(50-[.J30]))/3^50" office:value-type="float" office:value="2.92123955764614E-018" calcext:value-type="float">
            <text:p>2.92123955764614E-18</text:p>
          </table:table-cell>
          <table:table-cell table:formula="of:=COMBIN(50;[.J30])" office:value-type="float" office:value="67327446062800" calcext:value-type="float">
            <text:p>67327446062800</text:p>
          </table:table-cell>
          <table:table-cell table:formula="of:=[.K30]*[.L30]" office:value-type="float" office:value="0.000196679598753938" calcext:value-type="float">
            <text:p>0.0001966796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Kirk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IL</text:p>
          </table:table-cell>
          <table:table-cell office:value-type="string" calcext:value-type="string">
            <text:p>@SenatorKirk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30]+1" office:value-type="float" office:value="30" calcext:value-type="float">
            <text:p>30</text:p>
          </table:table-cell>
          <table:table-cell table:formula="of:=(2^(50-[.J31]))/3^50" office:value-type="float" office:value="1.46061977882307E-018" calcext:value-type="float">
            <text:p>1.46061977882307E-18</text:p>
          </table:table-cell>
          <table:table-cell table:formula="of:=COMBIN(50;[.J31])" office:value-type="float" office:value="47129212243960" calcext:value-type="float">
            <text:p>47129212243960</text:p>
          </table:table-cell>
          <table:table-cell table:formula="of:=[.K31]*[.L31]" office:value-type="float" office:value="0.0000688378595638783" calcext:value-type="float">
            <text:p>6.88378595638783E-05</text:p>
          </table:table-cell>
          <table:table-cell/>
        </table:table-row>
        <table:table-row table:style-name="ro1">
          <table:table-cell office:value-type="string" calcext:value-type="string">
            <text:p>Dan</text:p>
          </table:table-cell>
          <table:table-cell office:value-type="string" calcext:value-type="string">
            <text:p>Coats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IN</text:p>
          </table:table-cell>
          <table:table-cell office:value-type="string" calcext:value-type="string">
            <text:p>@SenDanCoats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31]+1" office:value-type="float" office:value="31" calcext:value-type="float">
            <text:p>31</text:p>
          </table:table-cell>
          <table:table-cell table:formula="of:=(2^(50-[.J32]))/3^50" office:value-type="float" office:value="7.30309889411535E-019" calcext:value-type="float">
            <text:p>7.30309889411535E-19</text:p>
          </table:table-cell>
          <table:table-cell table:formula="of:=COMBIN(50;[.J32])" office:value-type="float" office:value="30405943383200" calcext:value-type="float">
            <text:p>30405943383200</text:p>
          </table:table-cell>
          <table:table-cell table:formula="of:=[.K32]*[.L32]" office:value-type="float" office:value="0.0000222057611496382" calcext:value-type="float">
            <text:p>2.22057611496382E-05</text:p>
          </table:table-cell>
          <table:table-cell/>
        </table:table-row>
        <table:table-row table:style-name="ro1">
          <table:table-cell office:value-type="string" calcext:value-type="string">
            <text:p>Pat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KS</text:p>
          </table:table-cell>
          <table:table-cell office:value-type="string" calcext:value-type="string">
            <text:p>@SenPatRoberts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32]+1" office:value-type="float" office:value="32" calcext:value-type="float">
            <text:p>32</text:p>
          </table:table-cell>
          <table:table-cell table:formula="of:=(2^(50-[.J33]))/3^50" office:value-type="float" office:value="3.65154944705767E-019" calcext:value-type="float">
            <text:p>3.65154944705767E-19</text:p>
          </table:table-cell>
          <table:table-cell table:formula="of:=COMBIN(50;[.J33])" office:value-type="float" office:value="18053528883775" calcext:value-type="float">
            <text:p>18053528883775</text:p>
          </table:table-cell>
          <table:table-cell table:formula="of:=[.K33]*[.L33]" office:value-type="float" office:value="0.00000659233534129883" calcext:value-type="float">
            <text:p>6.59233534129883E-06</text:p>
          </table:table-cell>
          <table:table-cell/>
        </table:table-row>
        <table:table-row table:style-name="ro1">
          <table:table-cell office:value-type="string" calcext:value-type="string">
            <text:p>Jerry</text:p>
          </table:table-cell>
          <table:table-cell office:value-type="string" calcext:value-type="string">
            <text:p>Moran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KS</text:p>
          </table:table-cell>
          <table:table-cell office:value-type="string" calcext:value-type="string">
            <text:p>@JerryMora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33]+1" office:value-type="float" office:value="33" calcext:value-type="float">
            <text:p>33</text:p>
          </table:table-cell>
          <table:table-cell table:formula="of:=(2^(50-[.J34]))/3^50" office:value-type="float" office:value="1.82577472352884E-019" calcext:value-type="float">
            <text:p>1.82577472352884E-19</text:p>
          </table:table-cell>
          <table:table-cell table:formula="of:=COMBIN(50;[.J34])" office:value-type="float" office:value="9847379391150" calcext:value-type="float">
            <text:p>9847379391150</text:p>
          </table:table-cell>
          <table:table-cell table:formula="of:=[.K34]*[.L34]" office:value-type="float" office:value="0.00000179790963853604" calcext:value-type="float">
            <text:p>1.79790963853604E-06</text:p>
          </table:table-cell>
          <table:table-cell/>
        </table:table-row>
        <table:table-row table:style-name="ro1">
          <table:table-cell office:value-type="string" calcext:value-type="string">
            <text:p>Mitch</text:p>
          </table:table-cell>
          <table:table-cell office:value-type="string" calcext:value-type="string">
            <text:p>McConnell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KY</text:p>
          </table:table-cell>
          <table:table-cell office:value-type="string" calcext:value-type="string">
            <text:p>@McConnellPress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34]+1" office:value-type="float" office:value="34" calcext:value-type="float">
            <text:p>34</text:p>
          </table:table-cell>
          <table:table-cell table:formula="of:=(2^(50-[.J35]))/3^50" office:value-type="float" office:value="9.12887361764418E-020" calcext:value-type="float">
            <text:p>9.12887361764418E-20</text:p>
          </table:table-cell>
          <table:table-cell table:formula="of:=COMBIN(50;[.J35])" office:value-type="float" office:value="4923689695575" calcext:value-type="float">
            <text:p>4923689695575</text:p>
          </table:table-cell>
          <table:table-cell table:formula="of:=[.K35]*[.L35]" office:value-type="float" office:value="0.000000449477409634011" calcext:value-type="float">
            <text:p>4.49477409634011E-07</text:p>
          </table:table-cell>
          <table:table-cell/>
        </table:table-row>
        <table:table-row table:style-name="ro1">
          <table:table-cell office:value-type="string" calcext:value-type="string">
            <text:p>Rand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KY</text:p>
          </table:table-cell>
          <table:table-cell office:value-type="string" calcext:value-type="string">
            <text:p>@RandPaul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35]+1" office:value-type="float" office:value="35" calcext:value-type="float">
            <text:p>35</text:p>
          </table:table-cell>
          <table:table-cell table:formula="of:=(2^(50-[.J36]))/3^50" office:value-type="float" office:value="4.56443680882209E-020" calcext:value-type="float">
            <text:p>4.56443680882209E-20</text:p>
          </table:table-cell>
          <table:table-cell table:formula="of:=COMBIN(50;[.J36])" office:value-type="float" office:value="2250829575120" calcext:value-type="float">
            <text:p>2250829575120</text:p>
          </table:table-cell>
          <table:table-cell table:formula="of:=[.K36]*[.L36]" office:value-type="float" office:value="0.000000102737693630631" calcext:value-type="float">
            <text:p>1.02737693630631E-07</text:p>
          </table:table-cell>
          <table:table-cell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Vitter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LA</text:p>
          </table:table-cell>
          <table:table-cell office:value-type="string" calcext:value-type="string">
            <text:p>@DavidVitter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36]+1" office:value-type="float" office:value="36" calcext:value-type="float">
            <text:p>36</text:p>
          </table:table-cell>
          <table:table-cell table:formula="of:=(2^(50-[.J37]))/3^50" office:value-type="float" office:value="2.28221840441105E-020" calcext:value-type="float">
            <text:p>2.28221840441105E-20</text:p>
          </table:table-cell>
          <table:table-cell table:formula="of:=COMBIN(50;[.J37])" office:value-type="float" office:value="937845656300" calcext:value-type="float">
            <text:p>937845656300</text:p>
          </table:table-cell>
          <table:table-cell table:formula="of:=[.K37]*[.L37]" office:value-type="float" office:value="0.0000000214036861730482" calcext:value-type="float">
            <text:p>2.14036861730482E-08</text:p>
          </table:table-cell>
          <table:table-cell/>
        </table:table-row>
        <table:table-row table:style-name="ro1">
          <table:table-cell office:value-type="string" calcext:value-type="string">
            <text:p>Bill</text:p>
          </table:table-cell>
          <table:table-cell office:value-type="string" calcext:value-type="string">
            <text:p>Cassidy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LA</text:p>
          </table:table-cell>
          <table:table-cell office:value-type="string" calcext:value-type="string">
            <text:p>@BillCassidy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37]+1" office:value-type="float" office:value="37" calcext:value-type="float">
            <text:p>37</text:p>
          </table:table-cell>
          <table:table-cell table:formula="of:=(2^(50-[.J38]))/3^50" office:value-type="float" office:value="1.14110920220552E-020" calcext:value-type="float">
            <text:p>1.14110920220552E-20</text:p>
          </table:table-cell>
          <table:table-cell table:formula="of:=COMBIN(50;[.J38])" office:value-type="float" office:value="354860518600" calcext:value-type="float">
            <text:p>354860518600</text:p>
          </table:table-cell>
          <table:table-cell table:formula="of:=[.K38]*[.L38]" office:value-type="float" office:value="0.00000000404934603273884" calcext:value-type="float">
            <text:p>0.000000004</text:p>
          </table:table-cell>
          <table:table-cell/>
        </table:table-row>
        <table:table-row table:style-name="ro1">
          <table:table-cell office:value-type="string" calcext:value-type="string">
            <text:p>Susan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@SenatorCollins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38]+1" office:value-type="float" office:value="38" calcext:value-type="float">
            <text:p>38</text:p>
          </table:table-cell>
          <table:table-cell table:formula="of:=(2^(50-[.J39]))/3^50" office:value-type="float" office:value="5.70554601102761E-021" calcext:value-type="float">
            <text:p>5.70554601102761E-21</text:p>
          </table:table-cell>
          <table:table-cell table:formula="of:=COMBIN(50;[.J39])" office:value-type="float" office:value="121399651100" calcext:value-type="float">
            <text:p>121399651100</text:p>
          </table:table-cell>
          <table:table-cell table:formula="of:=[.K39]*[.L39]" office:value-type="float" office:value="0.000000000692651295073749" calcext:value-type="float">
            <text:p>6.92651295073749E-10</text:p>
          </table:table-cell>
          <table:table-cell/>
        </table:table-row>
        <table:table-row table:style-name="ro1">
          <table:table-cell office:value-type="string" calcext:value-type="string">
            <text:p>Thad</text:p>
          </table:table-cell>
          <table:table-cell office:value-type="string" calcext:value-type="string">
            <text:p>Cochran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MS</text:p>
          </table:table-cell>
          <table:table-cell office:value-type="string" calcext:value-type="string">
            <text:p>@SenThadCochra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39]+1" office:value-type="float" office:value="39" calcext:value-type="float">
            <text:p>39</text:p>
          </table:table-cell>
          <table:table-cell table:formula="of:=(2^(50-[.J40]))/3^50" office:value-type="float" office:value="2.85277300551381E-021" calcext:value-type="float">
            <text:p>2.85277300551381E-21</text:p>
          </table:table-cell>
          <table:table-cell table:formula="of:=COMBIN(50;[.J40])" office:value-type="float" office:value="37353738800" calcext:value-type="float">
            <text:p>37353738800</text:p>
          </table:table-cell>
          <table:table-cell table:formula="of:=[.K40]*[.L40]" office:value-type="float" office:value="0.000000000106561737703654" calcext:value-type="float">
            <text:p>1.06561737703654E-10</text:p>
          </table:table-cell>
          <table:table-cell/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Wicker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MS</text:p>
          </table:table-cell>
          <table:table-cell office:value-type="string" calcext:value-type="string">
            <text:p>@SenatorWicker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40]+1" office:value-type="float" office:value="40" calcext:value-type="float">
            <text:p>40</text:p>
          </table:table-cell>
          <table:table-cell table:formula="of:=(2^(50-[.J41]))/3^50" office:value-type="float" office:value="1.4263865027569E-021" calcext:value-type="float">
            <text:p>1.4263865027569E-21</text:p>
          </table:table-cell>
          <table:table-cell table:formula="of:=COMBIN(50;[.J41])" office:value-type="float" office:value="10272278170" calcext:value-type="float">
            <text:p>10272278170</text:p>
          </table:table-cell>
          <table:table-cell table:formula="of:=[.K41]*[.L41]" office:value-type="float" office:value="0.0000000000146522389342524" calcext:value-type="float">
            <text:p>1.46522389342524E-11</text:p>
          </table:table-cell>
          <table:table-cell/>
        </table:table-row>
        <table:table-row table:style-name="ro1">
          <table:table-cell office:value-type="string" calcext:value-type="string">
            <text:p>Steve</text:p>
          </table:table-cell>
          <table:table-cell office:value-type="string" calcext:value-type="string">
            <text:p>Daines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MT</text:p>
          </table:table-cell>
          <table:table-cell office:value-type="string" calcext:value-type="string">
            <text:p>@SteveDaines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41]+1" office:value-type="float" office:value="41" calcext:value-type="float">
            <text:p>41</text:p>
          </table:table-cell>
          <table:table-cell table:formula="of:=(2^(50-[.J42]))/3^50" office:value-type="float" office:value="7.13193251378452E-022" calcext:value-type="float">
            <text:p>7.13193251378452E-22</text:p>
          </table:table-cell>
          <table:table-cell table:formula="of:=COMBIN(50;[.J42])" office:value-type="float" office:value="2505433700" calcext:value-type="float">
            <text:p>2505433700</text:p>
          </table:table-cell>
          <table:table-cell table:formula="of:=[.K42]*[.L42]" office:value-type="float" office:value="0.00000000000178685840661615" calcext:value-type="float">
            <text:p>1.78685840661615E-12</text:p>
          </table:table-cell>
          <table:table-cell/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Burr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NC</text:p>
          </table:table-cell>
          <table:table-cell office:value-type="string" calcext:value-type="string">
            <text:p>@SenatorBurr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42]+1" office:value-type="float" office:value="42" calcext:value-type="float">
            <text:p>42</text:p>
          </table:table-cell>
          <table:table-cell table:formula="of:=(2^(50-[.J43]))/3^50" office:value-type="float" office:value="3.56596625689226E-022" calcext:value-type="float">
            <text:p>3.56596625689226E-22</text:p>
          </table:table-cell>
          <table:table-cell table:formula="of:=COMBIN(50;[.J43])" office:value-type="float" office:value="536878650" calcext:value-type="float">
            <text:p>536878650</text:p>
          </table:table-cell>
          <table:table-cell table:formula="of:=[.K43]*[.L43]" office:value-type="float" office:value="0.000000000000191449114994587" calcext:value-type="float">
            <text:p>1.91449114994587E-13</text:p>
          </table:table-cell>
          <table:table-cell/>
        </table:table-row>
        <table:table-row table:style-name="ro1">
          <table:table-cell office:value-type="string" calcext:value-type="string">
            <text:p>Thom</text:p>
          </table:table-cell>
          <table:table-cell office:value-type="string" calcext:value-type="string">
            <text:p>Tillis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NC</text:p>
          </table:table-cell>
          <table:table-cell office:value-type="string" calcext:value-type="string">
            <text:p>@ThomTillis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43]+1" office:value-type="float" office:value="43" calcext:value-type="float">
            <text:p>43</text:p>
          </table:table-cell>
          <table:table-cell table:formula="of:=(2^(50-[.J44]))/3^50" office:value-type="float" office:value="1.78298312844613E-022" calcext:value-type="float">
            <text:p>1.78298312844613E-22</text:p>
          </table:table-cell>
          <table:table-cell table:formula="of:=COMBIN(50;[.J44])" office:value-type="float" office:value="99884400" calcext:value-type="float">
            <text:p>99884400</text:p>
          </table:table-cell>
          <table:table-cell table:formula="of:=[.K44]*[.L44]" office:value-type="float" office:value="0.0000000000000178092199994965" calcext:value-type="float">
            <text:p>1.78092199994965E-14</text:p>
          </table:table-cell>
          <table:table-cell/>
        </table:table-row>
        <table:table-row table:style-name="ro1">
          <table:table-cell office:value-type="string" calcext:value-type="string">
            <text:p>Jim</text:p>
          </table:table-cell>
          <table:table-cell office:value-type="string" calcext:value-type="string">
            <text:p>Inhofe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@jiminhof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44]+1" office:value-type="float" office:value="44" calcext:value-type="float">
            <text:p>44</text:p>
          </table:table-cell>
          <table:table-cell table:formula="of:=(2^(50-[.J45]))/3^50" office:value-type="float" office:value="8.91491564223065E-023" calcext:value-type="float">
            <text:p>8.91491564223065E-23</text:p>
          </table:table-cell>
          <table:table-cell table:formula="of:=COMBIN(50;[.J45])" office:value-type="float" office:value="15890700" calcext:value-type="float">
            <text:p>15890700</text:p>
          </table:table-cell>
          <table:table-cell table:formula="of:=[.K45]*[.L45]" office:value-type="float" office:value="1.41664249995995E-015" calcext:value-type="float">
            <text:p>1.41664249995995E-15</text:p>
          </table:table-cell>
          <table:table-cell/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Lankford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@SenatorLankford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45]+1" office:value-type="float" office:value="45" calcext:value-type="float">
            <text:p>45</text:p>
          </table:table-cell>
          <table:table-cell table:formula="of:=(2^(50-[.J46]))/3^50" office:value-type="float" office:value="4.45745782111532E-023" calcext:value-type="float">
            <text:p>4.45745782111532E-23</text:p>
          </table:table-cell>
          <table:table-cell table:formula="of:=COMBIN(50;[.J46])" office:value-type="float" office:value="2118760" calcext:value-type="float">
            <text:p>2118760</text:p>
          </table:table-cell>
          <table:table-cell table:formula="of:=[.K46]*[.L46]" office:value-type="float" office:value="9.4442833330663E-017" calcext:value-type="float">
            <text:p>9.4442833330663E-17</text:p>
          </table:table-cell>
          <table:table-cell/>
        </table:table-row>
        <table:table-row table:style-name="ro1">
          <table:table-cell office:value-type="string" calcext:value-type="string">
            <text:p>Pat</text:p>
          </table:table-cell>
          <table:table-cell office:value-type="string" calcext:value-type="string">
            <text:p>Toomey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PA</text:p>
          </table:table-cell>
          <table:table-cell office:value-type="string" calcext:value-type="string">
            <text:p>@SenToomey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46]+1" office:value-type="float" office:value="46" calcext:value-type="float">
            <text:p>46</text:p>
          </table:table-cell>
          <table:table-cell table:formula="of:=(2^(50-[.J47]))/3^50" office:value-type="float" office:value="2.22872891055766E-023" calcext:value-type="float">
            <text:p>2.22872891055766E-23</text:p>
          </table:table-cell>
          <table:table-cell table:formula="of:=COMBIN(50;[.J47])" office:value-type="float" office:value="230300" calcext:value-type="float">
            <text:p>230300</text:p>
          </table:table-cell>
          <table:table-cell table:formula="of:=[.K47]*[.L47]" office:value-type="float" office:value="5.13276268101429E-018" calcext:value-type="float">
            <text:p>5.13276268101429E-18</text:p>
          </table:table-cell>
          <table:table-cell/>
        </table:table-row>
        <table:table-row table:style-name="ro1">
          <table:table-cell office:value-type="string" calcext:value-type="string">
            <text:p>Lindsey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@LindseyGrahamSC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47]+1" office:value-type="float" office:value="47" calcext:value-type="float">
            <text:p>47</text:p>
          </table:table-cell>
          <table:table-cell table:formula="of:=(2^(50-[.J48]))/3^50" office:value-type="float" office:value="1.11436445527883E-023" calcext:value-type="float">
            <text:p>1.11436445527883E-23</text:p>
          </table:table-cell>
          <table:table-cell table:formula="of:=COMBIN(50;[.J48])" office:value-type="float" office:value="19600" calcext:value-type="float">
            <text:p>19600</text:p>
          </table:table-cell>
          <table:table-cell table:formula="of:=[.K48]*[.L48]" office:value-type="float" office:value="2.18415433234651E-019" calcext:value-type="float">
            <text:p>2.18415433234651E-19</text:p>
          </table:table-cell>
          <table:table-cell/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Thu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@SenJohnThun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48]+1" office:value-type="float" office:value="48" calcext:value-type="float">
            <text:p>48</text:p>
          </table:table-cell>
          <table:table-cell table:formula="of:=(2^(50-[.J49]))/3^50" office:value-type="float" office:value="5.57182227639415E-024" calcext:value-type="float">
            <text:p>5.57182227639415E-24</text:p>
          </table:table-cell>
          <table:table-cell table:formula="of:=COMBIN(50;[.J49])" office:value-type="float" office:value="1225" calcext:value-type="float">
            <text:p>1225</text:p>
          </table:table-cell>
          <table:table-cell table:formula="of:=[.K49]*[.L49]" office:value-type="float" office:value="6.82548228858284E-021" calcext:value-type="float">
            <text:p>6.82548228858284E-21</text:p>
          </table:table-cell>
          <table:table-cell/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Cork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@SenBobCorker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49]+1" office:value-type="float" office:value="49" calcext:value-type="float">
            <text:p>49</text:p>
          </table:table-cell>
          <table:table-cell table:formula="of:=(2^(50-[.J50]))/3^50" office:value-type="float" office:value="2.78591113819708E-024" calcext:value-type="float">
            <text:p>2.78591113819708E-24</text:p>
          </table:table-cell>
          <table:table-cell table:formula="of:=COMBIN(50;[.J50])" office:value-type="float" office:value="50" calcext:value-type="float">
            <text:p>50</text:p>
          </table:table-cell>
          <table:table-cell table:formula="of:=[.K50]*[.L50]" office:value-type="float" office:value="1.39295556909854E-022" calcext:value-type="float">
            <text:p>1.39295556909854E-22</text:p>
          </table:table-cell>
          <table:table-cell/>
        </table:table-row>
        <table:table-row table:style-name="ro1">
          <table:table-cell office:value-type="string" calcext:value-type="string">
            <text:p>Ted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@tedcruz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50]+1" office:value-type="float" office:value="50" calcext:value-type="float">
            <text:p>50</text:p>
          </table:table-cell>
          <table:table-cell table:formula="of:=(2^(50-[.J51]))/3^50" office:value-type="float" office:value="1.39295556909854E-024" calcext:value-type="float">
            <text:p>1.39295556909854E-24</text:p>
          </table:table-cell>
          <table:table-cell table:formula="of:=COMBIN(50;[.J51])" office:value-type="float" office:value="1" calcext:value-type="float">
            <text:p>1</text:p>
          </table:table-cell>
          <table:table-cell table:formula="of:=[.K51]*[.L51]" office:value-type="float" office:value="1.39295556909854E-024" calcext:value-type="float">
            <text:p>1.39295556909854E-24</text:p>
          </table:table-cell>
          <table:table-cell/>
        </table:table-row>
        <table:table-row table:style-name="ro1">
          <table:table-cell office:value-type="string" calcext:value-type="string">
            <text:p>Ron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@SenRonJohnso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UM OF PAI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</text:p>
          </table:table-cell>
          <table:table-cell office:value-type="string" calcext:value-type="string">
            <text:p>Reid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NV</text:p>
          </table:table-cell>
          <table:table-cell table:style-name="ce6" office:value-type="string" calcext:value-type="string">
            <text:p>@SenatorReid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llary</text:p>
          </table:table-cell>
          <table:table-cell office:value-type="string" calcext:value-type="string">
            <text:p>Clinton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NY</text:p>
          </table:table-cell>
          <table:table-cell table:style-name="ce4" office:value-type="string" calcext:value-type="string">
            <text:p>@HillaryClinton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rnie</text:p>
          </table:table-cell>
          <table:table-cell office:value-type="string" calcext:value-type="string">
            <text:p>Sanders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VT</text:p>
          </table:table-cell>
          <table:table-cell table:style-name="ce4" office:value-type="string" calcext:value-type="string">
            <text:p>@BernieSanders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ill</text:p>
          </table:table-cell>
          <table:table-cell office:value-type="string" calcext:value-type="string">
            <text:p>Stein</text:p>
          </table:table-cell>
          <table:table-cell table:style-name="ce3" office:value-type="string" calcext:value-type="string">
            <text:p>I</text:p>
          </table:table-cell>
          <table:table-cell office:value-type="string" calcext:value-type="string">
            <text:p>MD</text:p>
          </table:table-cell>
          <table:table-cell table:style-name="ce4" office:value-type="string" calcext:value-type="string">
            <text:p>@DrJillStein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ry</text:p>
          </table:table-cell>
          <table:table-cell office:value-type="string" calcext:value-type="string">
            <text:p>Johnson</text:p>
          </table:table-cell>
          <table:table-cell table:style-name="ce3" office:value-type="string" calcext:value-type="string">
            <text:p>I</text:p>
          </table:table-cell>
          <table:table-cell office:value-type="string" calcext:value-type="string">
            <text:p>NM</text:p>
          </table:table-cell>
          <table:table-cell table:style-name="ce4" office:value-type="string" calcext:value-type="string">
            <text:p>@GovGaryJohnson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van</text:p>
          </table:table-cell>
          <table:table-cell office:value-type="string" calcext:value-type="string">
            <text:p>McMullin</text:p>
          </table:table-cell>
          <table:table-cell table:style-name="ce3" office:value-type="string" calcext:value-type="string">
            <text:p>I</text:p>
          </table:table-cell>
          <table:table-cell office:value-type="string" calcext:value-type="string">
            <text:p>UT</text:p>
          </table:table-cell>
          <table:table-cell table:style-name="ce4" office:value-type="string" calcext:value-type="string">
            <text:p>@Evan_McMullin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rnie</text:p>
          </table:table-cell>
          <table:table-cell office:value-type="string" calcext:value-type="string">
            <text:p>Sanders</text:p>
          </table:table-cell>
          <table:table-cell table:style-name="ce3" office:value-type="string" calcext:value-type="string">
            <text:p>I</text:p>
          </table:table-cell>
          <table:table-cell office:value-type="string" calcext:value-type="string">
            <text:p>VT</text:p>
          </table:table-cell>
          <table:table-cell table:style-name="ce4" office:value-type="string" calcext:value-type="string">
            <text:p>@SenSanders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ff</text:p>
          </table:table-cell>
          <table:table-cell office:value-type="string" calcext:value-type="string">
            <text:p>Session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</text:p>
          </table:table-cell>
          <table:table-cell table:style-name="ce6" office:value-type="string" calcext:value-type="string">
            <text:p>@SenatorSessions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uck</text:p>
          </table:table-cell>
          <table:table-cell office:value-type="string" calcext:value-type="string">
            <text:p>Grassle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@ChuckGrassley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Sass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@BenSass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nald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Y</text:p>
          </table:table-cell>
          <table:table-cell table:style-name="ce4" office:value-type="string" calcext:value-type="string">
            <text:p>@realDonaldTrump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b</text:p>
          </table:table-cell>
          <table:table-cell office:value-type="string" calcext:value-type="string">
            <text:p>Portma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@robportman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mar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@SenAlexander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Corny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@JohnCornyn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rin</text:p>
          </table:table-cell>
          <table:table-cell office:value-type="string" calcext:value-type="string">
            <text:p>Hatch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UT</text:p>
          </table:table-cell>
          <table:table-cell table:style-name="ce6" office:value-type="string" calcext:value-type="string">
            <text:p>@OrrinHatch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ke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UT</text:p>
          </table:table-cell>
          <table:table-cell office:value-type="string" calcext:value-type="string">
            <text:p>@SenMikeLe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ke</text:p>
          </table:table-cell>
          <table:table-cell office:value-type="string" calcext:value-type="string">
            <text:p>Enzi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WY</text:p>
          </table:table-cell>
          <table:table-cell office:value-type="string" calcext:value-type="string">
            <text:p>@SenatorEnzi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Barrasso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WY</text:p>
          </table:table-cell>
          <table:table-cell office:value-type="string" calcext:value-type="string">
            <text:p>@SenJohnBarrasso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Bennet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@SenBennetCO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Blumenthal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@SenBlumenthal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</text:p>
          </table:table-cell>
          <table:table-cell office:value-type="string" calcext:value-type="string">
            <text:p>Carper</text:p>
          </table:table-cell>
          <table:table-cell table:style-name="ce1" office:value-type="string" calcext:value-type="string">
            <text:p>D</text:p>
          </table:table-cell>
          <table:table-cell table:style-name="ce4" office:value-type="string" calcext:value-type="string">
            <text:p>DE</text:p>
          </table:table-cell>
          <table:table-cell office:value-type="string" calcext:value-type="string">
            <text:p>@SenatorCarper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Coons</text:p>
          </table:table-cell>
          <table:table-cell table:style-name="ce1" office:value-type="string" calcext:value-type="string">
            <text:p>D</text:p>
          </table:table-cell>
          <table:table-cell table:style-name="ce4" office:value-type="string" calcext:value-type="string">
            <text:p>DE</text:p>
          </table:table-cell>
          <table:table-cell office:value-type="string" calcext:value-type="string">
            <text:p>@ChrisCoons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zie</text:p>
          </table:table-cell>
          <table:table-cell office:value-type="string" calcext:value-type="string">
            <text:p>Hirono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@maziehirono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im</text:p>
          </table:table-cell>
          <table:table-cell office:value-type="string" calcext:value-type="string">
            <text:p>Risch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@SenatorRisch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abara</text:p>
          </table:table-cell>
          <table:table-cell office:value-type="string" calcext:value-type="string">
            <text:p>Mikulski</text:p>
          </table:table-cell>
          <table:table-cell table:style-name="ce1" office:value-type="string" calcext:value-type="string">
            <text:p>D</text:p>
          </table:table-cell>
          <table:table-cell table:style-name="ce4" office:value-type="string" calcext:value-type="string">
            <text:p>MD</text:p>
          </table:table-cell>
          <table:table-cell office:value-type="string" calcext:value-type="string">
            <text:p>@SenatorBarb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Cardin</text:p>
          </table:table-cell>
          <table:table-cell table:style-name="ce1" office:value-type="string" calcext:value-type="string">
            <text:p>D</text:p>
          </table:table-cell>
          <table:table-cell table:style-name="ce4" office:value-type="string" calcext:value-type="string">
            <text:p>MD</text:p>
          </table:table-cell>
          <table:table-cell office:value-type="string" calcext:value-type="string">
            <text:p>@SenatorCardin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ry</text:p>
          </table:table-cell>
          <table:table-cell office:value-type="string" calcext:value-type="string">
            <text:p>Peters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@SenGaryPeters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y</text:p>
          </table:table-cell>
          <table:table-cell office:value-type="string" calcext:value-type="string">
            <text:p>Klobuchar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@amyklobuchar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idi</text:p>
          </table:table-cell>
          <table:table-cell office:value-type="string" calcext:value-type="string">
            <text:p>Heitkamp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@SenatorHeitkamp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anne</text:p>
          </table:table-cell>
          <table:table-cell office:value-type="string" calcext:value-type="string">
            <text:p>Shaheen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@SenatorShaheen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Menendez</text:p>
          </table:table-cell>
          <table:table-cell table:style-name="ce1" office:value-type="string" calcext:value-type="string">
            <text:p>D</text:p>
          </table:table-cell>
          <table:table-cell table:style-name="ce4" office:value-type="string" calcext:value-type="string">
            <text:p>NJ</text:p>
          </table:table-cell>
          <table:table-cell office:value-type="string" calcext:value-type="string">
            <text:p>@SenatorMenendez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y</text:p>
          </table:table-cell>
          <table:table-cell office:value-type="string" calcext:value-type="string">
            <text:p>Booker</text:p>
          </table:table-cell>
          <table:table-cell table:style-name="ce1" office:value-type="string" calcext:value-type="string">
            <text:p>D</text:p>
          </table:table-cell>
          <table:table-cell table:style-name="ce4" office:value-type="string" calcext:value-type="string">
            <text:p>NJ</text:p>
          </table:table-cell>
          <table:table-cell office:value-type="string" calcext:value-type="string">
            <text:p>@CoryBooker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</text:p>
          </table:table-cell>
          <table:table-cell office:value-type="string" calcext:value-type="string">
            <text:p>Udall</text:p>
          </table:table-cell>
          <table:table-cell table:style-name="ce1" office:value-type="string" calcext:value-type="string">
            <text:p>D</text:p>
          </table:table-cell>
          <table:table-cell table:style-name="ce4" office:value-type="string" calcext:value-type="string">
            <text:p>NM</text:p>
          </table:table-cell>
          <table:table-cell office:value-type="string" calcext:value-type="string">
            <text:p>@SenatorTomUdall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Heinrich</text:p>
          </table:table-cell>
          <table:table-cell table:style-name="ce1" office:value-type="string" calcext:value-type="string">
            <text:p>D</text:p>
          </table:table-cell>
          <table:table-cell table:style-name="ce4" office:value-type="string" calcext:value-type="string">
            <text:p>NM</text:p>
          </table:table-cell>
          <table:table-cell office:value-type="string" calcext:value-type="string">
            <text:p>@MartinHeinrich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isten</text:p>
          </table:table-cell>
          <table:table-cell office:value-type="string" calcext:value-type="string">
            <text:p>Gillibrand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@SenGillibra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ck</text:p>
          </table:table-cell>
          <table:table-cell office:value-type="string" calcext:value-type="string">
            <text:p>Reed</text:p>
          </table:table-cell>
          <table:table-cell table:style-name="ce1" office:value-type="string" calcext:value-type="string">
            <text:p>D</text:p>
          </table:table-cell>
          <table:table-cell table:style-name="ce4" office:value-type="string" calcext:value-type="string">
            <text:p>RI</text:p>
          </table:table-cell>
          <table:table-cell office:value-type="string" calcext:value-type="string">
            <text:p>@SenJackRee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eldon</text:p>
          </table:table-cell>
          <table:table-cell office:value-type="string" calcext:value-type="string">
            <text:p>Whitehouse</text:p>
          </table:table-cell>
          <table:table-cell table:style-name="ce1" office:value-type="string" calcext:value-type="string">
            <text:p>D</text:p>
          </table:table-cell>
          <table:table-cell table:style-name="ce4" office:value-type="string" calcext:value-type="string">
            <text:p>RI</text:p>
          </table:table-cell>
          <table:table-cell office:value-type="string" calcext:value-type="string">
            <text:p>@SenWhitehouse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Warner</text:p>
          </table:table-cell>
          <table:table-cell table:style-name="ce1" office:value-type="string" calcext:value-type="string">
            <text:p>D</text:p>
          </table:table-cell>
          <table:table-cell table:style-name="ce4" office:value-type="string" calcext:value-type="string">
            <text:p>VA</text:p>
          </table:table-cell>
          <table:table-cell office:value-type="string" calcext:value-type="string">
            <text:p>@MarkWarner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</text:p>
          </table:table-cell>
          <table:table-cell office:value-type="string" calcext:value-type="string">
            <text:p>Kaine</text:p>
          </table:table-cell>
          <table:table-cell table:style-name="ce1" office:value-type="string" calcext:value-type="string">
            <text:p>D</text:p>
          </table:table-cell>
          <table:table-cell table:style-name="ce4" office:value-type="string" calcext:value-type="string">
            <text:p>VA</text:p>
          </table:table-cell>
          <table:table-cell office:value-type="string" calcext:value-type="string">
            <text:p>@timkaine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mmy</text:p>
          </table:table-cell>
          <table:table-cell office:value-type="string" calcext:value-type="string">
            <text:p>Baldwin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@SenatorBaldwin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e</text:p>
          </table:table-cell>
          <table:table-cell office:value-type="string" calcext:value-type="string">
            <text:p>Manchin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@Sen_JoeManchin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gus</text:p>
          </table:table-cell>
          <table:table-cell office:value-type="string" calcext:value-type="string">
            <text:p>King</text:p>
          </table:table-cell>
          <table:table-cell table:style-name="ce3" office:value-type="string" calcext:value-type="string">
            <text:p>I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@SenAngusKing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Boozma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@JohnBoozman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co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@marcorubio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hnny</text:p>
          </table:table-cell>
          <table:table-cell office:value-type="string" calcext:value-type="string">
            <text:p>Isakson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GA</text:p>
          </table:table-cell>
          <table:table-cell office:value-type="string" calcext:value-type="string">
            <text:p>@SenatorIsakson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Perdue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GA</text:p>
          </table:table-cell>
          <table:table-cell office:value-type="string" calcext:value-type="string">
            <text:p>@sendavidperdue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ni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@SenJoniErnst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Blu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@RoyBlunt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Hoeve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@SenJohnHoeven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b</text:p>
          </table:table-cell>
          <table:table-cell office:value-type="string" calcext:value-type="string">
            <text:p>Fisch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@SenatorFischer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Ayott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@KellyAyotte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an</text:p>
          </table:table-cell>
          <table:table-cell office:value-type="string" calcext:value-type="string">
            <text:p>Hell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@SenDeanHeller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@SenatorTimScott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ke</text:p>
          </table:table-cell>
          <table:table-cell office:value-type="string" calcext:value-type="string">
            <text:p>Round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@SenatorRounds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elley</text:p>
          </table:table-cell>
          <table:table-cell office:value-type="string" calcext:value-type="string">
            <text:p>Moore Capit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@SenCapito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personality_cluster_result_3.A1:personality_cluster_result_3.F107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1T16:26:44.670373640</dc:date>
    <meta:editing-duration>PT8M13S</meta:editing-duration>
    <meta:editing-cycles>1</meta:editing-cycles>
    <meta:document-statistic meta:table-count="1" meta:cell-count="852" meta:object-count="0"/>
    <meta:generator>LibreOffice/5.1.4.2$Linux_X86_64 LibreOffice_project/10m0$Build-2</meta:generator>
  </office:meta>
</office:document-meta>
</file>